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1.47cm" fo:min-width="0.22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5cm" draw:marker-end-width="0.25cm" draw:fill="none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1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3cm" svg:stroke-color="#000000" draw:marker-start-width="0.25cm" draw:marker-end="Linienspitzen_20_2" draw:marker-end-width="0.25cm" draw:fill="none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5cm" svg:stroke-color="#b2b2b2" draw:marker-start-width="0.28cm" draw:marker-end-width="0.2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Dash_20__28_Rounded_29_" svg:stroke-width="0.03cm" svg:stroke-color="#000000" draw:marker-start-width="0.25cm" draw:marker-end="" draw:marker-end-width="0.25cm" svg:stroke-linecap="round" draw:fill="none" draw:textarea-vertical-align="middl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03cm" svg:stroke-color="#000000" draw:marker-start="Dimension_20_Lines" draw:marker-start-width="0.25cm" draw:marker-end="Dimension_20_Lines" draw:marker-end-width="0.25cm" draw:fill="none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2.322cm" svg:y1="3.707cm" svg:x2="2.322cm" svg:y2="2.057cm">
            <text:p/>
          </draw:line>
          <draw:line draw:style-name="gr1" draw:text-style-name="P1" draw:layer="layout" svg:x1="2.297cm" svg:y1="2.026cm" svg:x2="9.147cm" svg:y2="2.026cm">
            <text:p/>
          </draw:line>
          <draw:frame draw:style-name="gr2" draw:text-style-name="P2" draw:layer="layout" svg:width="0.75cm" svg:height="0.962cm" svg:x="1.9cm" svg:y="3.8cm">
            <draw:text-box>
              <text:p><text:span text:style-name="T1">~</text:span></text:p>
            </draw:text-box>
          </draw:frame>
          <draw:line draw:style-name="gr1" draw:text-style-name="P1" draw:layer="layout" svg:x1="2.322cm" svg:y1="7.107cm" svg:x2="2.322cm" svg:y2="4.857cm">
            <text:p/>
          </draw:line>
          <draw:line draw:style-name="gr1" draw:text-style-name="P1" draw:layer="layout" svg:x1="2.297cm" svg:y1="6.526cm" svg:x2="9.147cm" svg:y2="6.526cm">
            <text:p/>
          </draw:line>
          <draw:line draw:style-name="gr1" draw:text-style-name="P1" draw:layer="layout" svg:x1="8.322cm" svg:y1="6.507cm" svg:x2="8.322cm" svg:y2="2.057cm">
            <text:p/>
          </draw:line>
          <draw:custom-shape draw:style-name="gr3" draw:text-style-name="P3" draw:layer="layout" svg:width="0.75cm" svg:height="1.75cm" svg:x="7.94cm" svg:y="3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3cm" svg:height="0.3cm" draw:transform="rotate (-1.5707963267949) translate (9.481cm 1.8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cm" svg:height="0.3cm" draw:transform="rotate (-1.5707963267949) translate (9.481cm 6.3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" draw:text-style-name="P4" draw:layer="layout" svg:width="0.75cm" svg:height="0.75cm" draw:transform="rotate (-1.5707963267949) translate (4.7cm 1.6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" draw:text-style-name="P1" draw:layer="layout" svg:x1="4.722cm" svg:y1="2.407cm" svg:x2="4.722cm" svg:y2="1.657cm">
              <text:p/>
            </draw:line>
          </draw:g>
          <draw:g>
            <draw:line draw:style-name="gr1" draw:text-style-name="P1" draw:layer="layout" svg:x1="2.547cm" svg:y1="7.082cm" svg:x2="2.097cm" svg:y2="7.082cm">
              <text:p/>
            </draw:line>
          </draw:g>
          <draw:g>
            <svg:title>TexMaths</svg:title>
            <svg:desc>14§latex§$R$§svg§600§FALSE§</svg:desc>
            <draw:g>
              <draw:path draw:style-name="gr6" draw:text-style-name="P5" draw:layer="layout" svg:width="0.317cm" svg:height="0.293cm" svg:x="8.127cm" svg:y="4.094cm" svg:viewBox="0 0 318 294" svg:d="M0 0c106 0 212 0 318 0 0 98 0 196 0 294-106 0-212 0-318 0 0-98 0-196 0-294z">
                <text:p/>
              </draw:path>
              <draw:path draw:style-name="gr7" draw:text-style-name="P6" draw:layer="layout" svg:width="0.348cm" svg:height="0.343cm" svg:x="8.121cm" svg:y="4.069cm" svg:viewBox="0 0 349 344" svg:d="M163 33c3-11 5-16 14-18 5 0 20 0 30 0 35 0 89 0 89 49 0 15-8 50-27 68-12 13-39 30-82 30-19 0-37 0-56 0 11-43 22-86 32-129zM233 167c50-11 108-44 108-93 0-43-44-74-108-74-46 0-93 0-139 0-10 0-14 0-14 10 0 5 4 5 14 5 1 0 9 0 18 2 9 0 14 1 14 7 0 2 0 4-3 9-22 88-43 175-64 262-6 20-7 23-45 23-10 0-14 0-14 9 0 6 5 4 7 6 14 0 47-2 61-2s49 2 63 2c3 0 10 0 10-10 0-5-4-5-14-5-18 0-32 0-32-9 0-3 1-5 1-8 11-43 22-87 32-130 20 0 40 0 59 0 45 0 53 28 53 45 0 7-4 22-7 33-3 14-7 32-7 42 0 53 57 53 64 53 42 0 59-49 59-56 0-5-4-3-6-5-4 0-5 3-6 5-12 37-34 45-45 45-16 0-20-10-20-29 0-16 4-41 6-56 1-7 1-17 1-22 0-38-32-53-46-59z">
                <text:p/>
              </draw:path>
            </draw:g>
          </draw:g>
          <draw:g>
            <svg:title>TexMaths</svg:title>
            <svg:desc>14§latex§$U_{e}(t)$§svg§600§FALSE§</svg:desc>
            <draw:g>
              <draw:path draw:style-name="gr6" draw:text-style-name="P5" draw:layer="layout" svg:width="1.006cm" svg:height="0.439cm" svg:x="0.924cm" svg:y="4.097cm" svg:viewBox="0 0 1007 440" svg:d="M503 440c-167 0-335 0-503 0 0-147 0-293 0-440 336 0 671 0 1007 0 0 147 0 293 0 440-168 0-336 0-504 0z">
                <text:p/>
              </draw:path>
              <draw:path draw:style-name="gr7" draw:text-style-name="P6" draw:layer="layout" svg:width="0.339cm" svg:height="0.344cm" svg:x="0.932cm" svg:y="4.105cm" svg:viewBox="0 0 340 345" svg:d="M278 52c6-21 14-35 53-37 3 0 9-1 9-9 0-2 0-6-6-6-17 0-33 1-50 1s-35-1-52-1c-3 0-8 0-8 10 0 5 4 5 8 5 28 0 34 10 34 21 0 2-2 9-2 10-15 59-30 117-44 176-16 64-73 108-122 108-34 0-60-21-60-65 2-12 0-16 5-37 16-64 32-127 48-190 4-18 5-23 42-23 12 0 17 0 17-9 0-6-6-6-7-6-14 0-51 1-63 1-16 0-49-1-65-1-2 0-8 0-8 10 0 5 4 5 14 5 6 0 10 0 18 0 9 2 13 2 13 9 0 3-6 23-9 35-3 14-6 29-9 43-6 18-28 112-31 120-3 14-3 21-3 29 0 59 45 94 96 94 62 0 122-56 139-120 14-58 29-116 43-173z">
                <text:p/>
              </draw:path>
              <draw:path draw:style-name="gr7" draw:text-style-name="P6" draw:layer="layout" svg:width="0.146cm" svg:height="0.153cm" svg:x="1.258cm" svg:y="4.362cm" svg:viewBox="0 0 147 154" svg:d="M53 73c10 0 37-2 56-7 25-10 29-27 29-37 0-18-18-29-42-29-41 0-96 31-96 89 0 35 21 65 62 65 57 0 85-34 85-40 0-1-3-5-6-5s-3 1-5 4c-28 31-67 31-74 31-21 0-34-13-34-41 0-5 0-12 4-30 7 0 14 0 21 0zM35 63c14-50 52-55 61-55 16 0 28 9 28 21 0 34-58 34-72 34-6 0-11 0-17 0z">
                <text:p/>
              </draw:path>
              <draw:path draw:style-name="gr7" draw:text-style-name="P6" draw:layer="layout" svg:width="0.112cm" svg:height="0.489cm" svg:x="1.495cm" svg:y="4.072cm" svg:viewBox="0 0 113 490" svg:d="M113 485c0-2 0-2-8-10-62-63-77-155-77-231 0-85 18-170 80-230 5-7 5-7 5-8 0-5-1-6-4-6-6 0-50 34-78 96-25 53-31 108-31 148 0 39 4 98 32 154 30 60 71 92 77 92 3 0 4-1 4-5z">
                <text:p/>
              </draw:path>
              <draw:path draw:style-name="gr7" draw:text-style-name="P6" draw:layer="layout" svg:width="0.149cm" svg:height="0.31cm" svg:x="1.648cm" svg:y="4.133cm" svg:viewBox="0 0 150 311" svg:d="M90 110c15 0 30 0 46 0 9 0 14 0 14-9 0-6-5-6-13-6-14 0-29 0-43 0 16-70 19-80 19-82 0-9-5-13-14-13-1 0-15 0-19 17-7 26-13 52-20 78-15 0-31 0-46 0-10 0-14 0-14 10 0 5 3 5 13 5 14 0 28 0 43 0-35 139-36 147-36 157 0 26 18 44 44 44 51 0 79-71 79-75s-5-4-6-4c-6 0-6 1-8 5-21 52-46 63-63 63-11 0-16-5-16-22 0-11 0-15 3-24 12-48 24-96 37-144z">
                <text:p/>
              </draw:path>
              <draw:path draw:style-name="gr7" draw:text-style-name="P6" draw:layer="layout" svg:width="0.114cm" svg:height="0.489cm" svg:x="1.841cm" svg:y="4.072cm" svg:viewBox="0 0 115 490" svg:d="M115 244c0-37-6-96-32-152-30-60-73-92-77-92-3 0-6 3-6 6 0 1 0 1 10 11 47 47 75 125 75 227 0 84-18 171-78 232-7 7-7 7-7 9s3 5 6 5c4 0 49-33 78-96 25-53 31-108 31-150z">
                <text:p/>
              </draw:path>
            </draw:g>
          </draw:g>
          <draw:g>
            <svg:title>TexMaths</svg:title>
            <svg:desc>14§latex§$U_{a}(t)$§svg§600§FALSE§</svg:desc>
            <draw:g>
              <draw:path draw:style-name="gr6" draw:text-style-name="P5" draw:layer="layout" svg:width="1.032cm" svg:height="0.439cm" svg:x="9.722cm" svg:y="1.899cm" svg:viewBox="0 0 1033 440" svg:d="M516 440c-172 0-344 0-516 0 0-147 0-293 0-440 344 0 689 0 1033 0 0 147 0 293 0 440-172 0-345 0-517 0z">
                <text:p/>
              </draw:path>
              <draw:path draw:style-name="gr7" draw:text-style-name="P6" draw:layer="layout" svg:width="0.339cm" svg:height="0.344cm" svg:x="9.73cm" svg:y="1.907cm" svg:viewBox="0 0 340 345" svg:d="M278 52c6-21 14-35 53-37 3 0 9-1 9-9 0-2 0-6-6-6-17 0-33 1-50 1s-35-1-52-1c-3 0-8 0-8 10 0 5 4 5 8 5 28 0 34 10 34 21 0 2-2 9-2 10-15 59-30 117-45 176-16 64-72 108-121 108-34 0-60-21-60-65 2-12 0-16 5-37 16-64 32-127 48-190 4-18 5-23 42-23 12 0 17 0 17-9 0-6-6-6-7-6-14 0-51 1-63 1-16 0-49-1-65-1-2 0-8 0-8 10 0 5 4 5 13 5 1 0 11 0 19 0 9 2 13 2 13 9 0 3-6 23-9 35-3 14-6 29-9 43-6 18-28 112-31 120-3 14-3 21-3 29 0 59 45 94 96 94 62 0 122-56 139-120 14-58 29-116 43-173z">
                <text:p/>
              </draw:path>
              <draw:path draw:style-name="gr7" draw:text-style-name="P6" draw:layer="layout" svg:width="0.174cm" svg:height="0.153cm" svg:x="10.053cm" svg:y="2.164cm" svg:viewBox="0 0 175 154" svg:d="M124 20c-7-12-19-20-36-20-43 0-88 47-88 96 0 34 22 58 52 58 18 0 35-10 49-24 7 21 26 24 35 24 12 0 21-7 28-19s11-32 11-33c0-6-4-6-6-6-4 0-4 2-7 12-4 16-11 36-25 36-8 0-11-7-11-17 0-6 3-18 5-26 2-10 6-24 7-31 3-9 5-18 7-27 2-8 6-25 6-26 0-7-6-11-11-11-6 0-14 4-16 14zM102 108c-3 9-10 16-18 23-3 2-17 13-31 13-12 0-25-9-25-32 0-18 10-56 18-70 15-28 34-34 42-34 25 0 31 27 31 31 0 1 0 3 0 4-6 22-11 43-17 65z">
                <text:p/>
              </draw:path>
              <draw:path draw:style-name="gr7" draw:text-style-name="P6" draw:layer="layout" svg:width="0.112cm" svg:height="0.489cm" svg:x="10.319cm" svg:y="1.874cm" svg:viewBox="0 0 113 490" svg:d="M113 485c0-2 0-2-8-10-62-63-77-155-77-231 0-85 18-170 80-230 5-7 5-7 5-8 0-5-1-6-4-6-6 0-49 34-78 96-25 53-31 108-31 148 0 39 6 98 32 154 29 60 71 92 77 92 3 0 4-1 4-5z">
                <text:p/>
              </draw:path>
              <draw:path draw:style-name="gr7" draw:text-style-name="P6" draw:layer="layout" svg:width="0.149cm" svg:height="0.31cm" svg:x="10.473cm" svg:y="1.935cm" svg:viewBox="0 0 150 311" svg:d="M89 110c16 0 31 0 47 0 9 0 14 0 14-9 0-6-5-6-13-6-14 0-29 0-43 0 16-70 19-80 19-82 0-9-5-13-14-13-1 0-15 0-19 17-7 26-13 52-20 78-15 0-31 0-46 0-10 0-14 0-14 10 0 5 3 5 13 5 14 0 28 0 43 0-35 139-36 147-36 157 0 26 18 44 44 44 51 0 79-71 79-75s-5-4-6-4c-6 0-6 1-8 5-21 52-47 63-63 63-11 0-16-5-16-22 0-11 0-15 3-24 12-48 24-96 36-144z">
                <text:p/>
              </draw:path>
              <draw:path draw:style-name="gr7" draw:text-style-name="P6" draw:layer="layout" svg:width="0.114cm" svg:height="0.489cm" svg:x="10.665cm" svg:y="1.874cm" svg:viewBox="0 0 115 490" svg:d="M115 244c0-37-6-96-33-152-29-60-72-92-76-92-3 0-6 3-6 6 0 1 0 1 10 11 47 47 75 125 75 227 0 84-18 171-78 232-7 7-7 7-7 9s3 5 6 5c4 0 49-33 78-96 25-53 31-108 31-150z">
                <text:p/>
              </draw:path>
            </draw:g>
          </draw:g>
          <draw:g>
            <svg:title>TexMaths</svg:title>
            <svg:desc>14§latex§$D$§svg§600§FALSE§</svg:desc>
            <draw:g>
              <draw:path draw:style-name="gr6" draw:text-style-name="P5" draw:layer="layout" svg:width="0.342cm" svg:height="0.282cm" svg:x="5.186cm" svg:y="0.925cm" svg:viewBox="0 0 343 283" svg:d="M0 0c114 0 229 0 343 0 0 94 0 189 0 283-114 0-229 0-343 0 0-94 0-189 0-283z">
                <text:p/>
              </draw:path>
              <draw:path draw:style-name="gr7" draw:text-style-name="P6" draw:layer="layout" svg:width="0.373cm" svg:height="0.332cm" svg:x="5.18cm" svg:y="0.9cm" svg:viewBox="0 0 374 333" svg:d="M59 295c-6 18-6 23-45 23-8 0-14 0-14 9 0 6 4 6 14 6 54 0 108 0 162 0 102 0 198-103 198-209 0-70-42-124-114-124-55 0-110 0-165 0-10 0-15 0-15 10 0 5 4 5 14 5 6 0 15 0 20 2 9 0 12 1 12 7 0 2 0 4-2 9-22 88-44 175-65 262zM165 33c4-16 4-18 25-18 18 0 35 0 53 0 47 0 88 25 88 91 0 24-10 103-50 157-16 18-53 55-114 55-18 0-37 0-55 0-7 0-9 0-12 0-4-2-5-2-5-6 0-1 0-1 1-11 23-89 46-178 69-268z">
                <text:p/>
              </draw:path>
            </draw:g>
          </draw:g>
          <draw:custom-shape draw:style-name="gr4" draw:text-style-name="P3" draw:layer="layout" svg:width="0.3cm" svg:height="0.3cm" draw:transform="rotate (-1.5707963267949) translate (2.481cm 3.6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cm" svg:height="0.3cm" draw:transform="rotate (-1.5707963267949) translate (2.481cm 4.5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2.63cm" svg:y1="3.706cm" svg:x2="12.63cm" svg:y2="2.056cm">
            <text:p/>
          </draw:line>
          <draw:line draw:style-name="gr1" draw:text-style-name="P1" draw:layer="layout" svg:x1="12.605cm" svg:y1="2.025cm" svg:x2="19.455cm" svg:y2="2.025cm">
            <text:p/>
          </draw:line>
          <draw:frame draw:style-name="gr2" draw:text-style-name="P2" draw:layer="layout" svg:width="0.75cm" svg:height="0.962cm" svg:x="12.2cm" svg:y="3.799cm">
            <draw:text-box>
              <text:p><text:span text:style-name="T1">~</text:span></text:p>
            </draw:text-box>
          </draw:frame>
          <draw:line draw:style-name="gr1" draw:text-style-name="P1" draw:layer="layout" svg:x1="12.63cm" svg:y1="7.106cm" svg:x2="12.63cm" svg:y2="4.856cm">
            <text:p/>
          </draw:line>
          <draw:line draw:style-name="gr1" draw:text-style-name="P1" draw:layer="layout" svg:x1="12.605cm" svg:y1="6.525cm" svg:x2="19.455cm" svg:y2="6.525cm">
            <text:p/>
          </draw:line>
          <draw:line draw:style-name="gr1" draw:text-style-name="P1" draw:layer="layout" svg:x1="18.63cm" svg:y1="6.506cm" svg:x2="18.63cm" svg:y2="2.056cm">
            <text:p/>
          </draw:line>
          <draw:custom-shape draw:style-name="gr3" draw:text-style-name="P3" draw:layer="layout" svg:width="0.75cm" svg:height="1.75cm" svg:x="18.248cm" svg:y="3.39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3cm" svg:height="0.3cm" draw:transform="rotate (-1.5707963267949) translate (19.789cm 1.8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cm" svg:height="0.3cm" draw:transform="rotate (-1.5707963267949) translate (19.789cm 6.3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6.43cm" svg:y1="4.106cm" svg:x2="16.43cm" svg:y2="2.056cm">
            <text:p/>
          </draw:line>
          <draw:line draw:style-name="gr1" draw:text-style-name="P1" draw:layer="layout" svg:x1="16.43cm" svg:y1="6.506cm" svg:x2="16.43cm" svg:y2="4.456cm">
            <text:p/>
          </draw:line>
          <draw:g>
            <draw:custom-shape draw:style-name="gr5" draw:text-style-name="P4" draw:layer="layout" svg:width="0.75cm" svg:height="0.75cm" draw:transform="rotate (-1.5707963267949) translate (15.008cm 1.64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" draw:text-style-name="P1" draw:layer="layout" svg:x1="15.03cm" svg:y1="2.406cm" svg:x2="15.03cm" svg:y2="1.656cm">
              <text:p/>
            </draw:line>
          </draw:g>
          <draw:line draw:style-name="gr1" draw:text-style-name="P1" draw:layer="layout" svg:x1="16.905cm" svg:y1="4.431cm" svg:x2="15.855cm" svg:y2="4.431cm">
            <text:p/>
          </draw:line>
          <draw:line draw:style-name="gr1" draw:text-style-name="P1" draw:layer="layout" svg:x1="16.905cm" svg:y1="4.131cm" svg:x2="15.855cm" svg:y2="4.131cm">
            <text:p/>
          </draw:line>
          <draw:line draw:style-name="gr1" draw:text-style-name="P1" draw:layer="layout" svg:x1="12.847cm" svg:y1="7.082cm" svg:x2="12.397cm" svg:y2="7.082cm">
            <text:p/>
          </draw:line>
          <draw:g>
            <svg:title>TexMaths</svg:title>
            <svg:desc>14§latex§$R$§svg§600§FALSE§</svg:desc>
            <draw:g>
              <draw:path draw:style-name="gr6" draw:text-style-name="P5" draw:layer="layout" svg:width="0.317cm" svg:height="0.293cm" svg:x="18.427cm" svg:y="4.094cm" svg:viewBox="0 0 318 294" svg:d="M0 0c106 0 212 0 318 0 0 98 0 196 0 294-106 0-212 0-318 0 0-98 0-196 0-294z">
                <text:p/>
              </draw:path>
              <draw:path draw:style-name="gr7" draw:text-style-name="P6" draw:layer="layout" svg:width="0.348cm" svg:height="0.343cm" svg:x="18.421cm" svg:y="4.069cm" svg:viewBox="0 0 349 344" svg:d="M163 33c3-11 5-16 14-18 5 0 20 0 30 0 35 0 89 0 89 49 0 15-8 50-27 68-12 13-39 30-82 30-19 0-37 0-56 0 11-43 22-86 32-129zM233 167c50-11 108-44 108-93 0-43-44-74-108-74-46 0-93 0-139 0-10 0-14 0-14 10 0 5 4 5 14 5 1 0 9 0 18 2 9 0 14 1 14 7 0 2 0 4-3 9-22 88-43 175-64 262-6 20-7 23-45 23-10 0-14 0-14 9 0 6 5 4 7 6 14 0 47-2 61-2s49 2 63 2c3 0 10 0 10-10 0-5-4-5-14-5-18 0-32 0-32-9 0-3 1-5 1-8 11-43 22-87 32-130 20 0 40 0 59 0 45 0 53 28 53 45 0 7-4 22-7 33-3 14-7 32-7 42 0 53 57 53 64 53 42 0 59-49 59-56 0-5-4-3-6-5-4 0-5 3-6 5-12 37-34 45-45 45-16 0-20-10-20-29 0-16 4-41 6-56 1-7 1-17 1-22 0-38-32-53-46-59z">
                <text:p/>
              </draw:path>
            </draw:g>
          </draw:g>
          <draw:g>
            <svg:title>TexMaths</svg:title>
            <svg:desc>14§latex§$C$§svg§600§FALSE§</svg:desc>
            <draw:g>
              <draw:path draw:style-name="gr6" draw:text-style-name="P5" draw:layer="layout" svg:width="0.32cm" svg:height="0.305cm" svg:x="17.121cm" svg:y="4.097cm" svg:viewBox="0 0 321 306" svg:d="M0 0c107 0 214 0 321 0 0 102 0 204 0 306-107 0-214 0-321 0 0-102 0-204 0-306z">
                <text:p/>
              </draw:path>
              <draw:path draw:style-name="gr7" draw:text-style-name="P6" draw:layer="layout" svg:width="0.345cm" svg:height="0.355cm" svg:x="17.121cm" svg:y="4.072cm" svg:viewBox="0 0 346 356" svg:d="M346 6c0-3-1-6-5-6-2 0-2 0-7 6-12 12-24 25-35 37-5-7-27-43-81-43-109 0-218 109-218 222 0 81 57 134 131 134 43 0 80-20 106-42 46-40 53-85 53-86 0-5-4-5-5-5-3 0-6 0-6 5-4 14-17 48-50 78-34 26-64 35-89 35-45 0-97-25-97-102 0-28 11-108 60-165 30-35 76-59 119-59 50 0 78 38 78 95 0 20-1 19-1 24s5 6 8 6c6 0 6-2 8-10 11-42 21-83 31-124z">
                <text:p/>
              </draw:path>
            </draw:g>
          </draw:g>
          <draw:g>
            <svg:title>TexMaths</svg:title>
            <svg:desc>14§latex§$U_{e}(t)$§svg§600§FALSE§</svg:desc>
            <draw:g>
              <draw:path draw:style-name="gr6" draw:text-style-name="P5" draw:layer="layout" svg:width="1.006cm" svg:height="0.439cm" svg:x="11.223cm" svg:y="4.097cm" svg:viewBox="0 0 1007 440" svg:d="M503 440c-167 0-335 0-503 0 0-147 0-293 0-440 336 0 671 0 1007 0 0 147 0 293 0 440-168 0-336 0-504 0z">
                <text:p/>
              </draw:path>
              <draw:path draw:style-name="gr7" draw:text-style-name="P6" draw:layer="layout" svg:width="0.339cm" svg:height="0.344cm" svg:x="11.231cm" svg:y="4.105cm" svg:viewBox="0 0 340 345" svg:d="M278 52c6-21 14-35 53-37 3 0 9-1 9-9 0-2 0-6-6-6-17 0-33 1-50 1s-35-1-52-1c-3 0-8 0-8 10 0 5 4 5 8 5 28 0 34 10 34 21 0 2-2 9-2 10-15 59-30 117-44 176-16 64-73 108-122 108-34 0-60-21-60-65 2-12 0-16 5-37 16-64 32-127 48-190 4-18 5-23 42-23 12 0 17 0 17-9 0-6-6-6-7-6-14 0-51 1-63 1-16 0-49-1-65-1-2 0-8 0-8 10 0 5 4 5 14 5 6 0 10 0 18 0 9 2 13 2 13 9 0 3-6 23-9 35-3 14-6 29-9 43-6 18-28 112-31 120-3 14-3 21-3 29 0 59 45 94 96 94 62 0 122-56 139-120 14-58 29-116 43-173z">
                <text:p/>
              </draw:path>
              <draw:path draw:style-name="gr7" draw:text-style-name="P6" draw:layer="layout" svg:width="0.146cm" svg:height="0.153cm" svg:x="11.557cm" svg:y="4.362cm" svg:viewBox="0 0 147 154" svg:d="M53 73c10 0 37-2 56-7 25-10 29-27 29-37 0-18-18-29-42-29-41 0-96 31-96 89 0 35 21 65 62 65 57 0 85-34 85-40 0-1-3-5-6-5s-3 1-5 4c-28 31-67 31-74 31-21 0-34-13-34-41 0-5 0-12 4-30 7 0 14 0 21 0zM35 63c14-50 52-55 61-55 16 0 28 9 28 21 0 34-58 34-72 34-6 0-11 0-17 0z">
                <text:p/>
              </draw:path>
              <draw:path draw:style-name="gr7" draw:text-style-name="P6" draw:layer="layout" svg:width="0.112cm" svg:height="0.489cm" svg:x="11.794cm" svg:y="4.072cm" svg:viewBox="0 0 113 490" svg:d="M113 485c0-2 0-2-8-10-62-63-77-155-77-231 0-85 18-170 80-230 5-7 5-7 5-8 0-5-1-6-4-6-6 0-50 34-78 96-25 53-31 108-31 148 0 39 4 98 32 154 30 60 71 92 77 92 3 0 4-1 4-5z">
                <text:p/>
              </draw:path>
              <draw:path draw:style-name="gr7" draw:text-style-name="P6" draw:layer="layout" svg:width="0.149cm" svg:height="0.31cm" svg:x="11.947cm" svg:y="4.133cm" svg:viewBox="0 0 150 311" svg:d="M90 110c15 0 30 0 46 0 9 0 14 0 14-9 0-6-5-6-13-6-14 0-29 0-43 0 16-70 19-80 19-82 0-9-5-13-14-13-1 0-15 0-19 17-7 26-13 52-20 78-15 0-31 0-46 0-10 0-14 0-14 10 0 5 3 5 13 5 14 0 28 0 43 0-35 139-36 147-36 157 0 26 18 44 44 44 51 0 79-71 79-75s-5-4-6-4c-6 0-6 1-8 5-21 52-46 63-63 63-11 0-16-5-16-22 0-11 0-15 3-24 12-48 24-96 37-144z">
                <text:p/>
              </draw:path>
              <draw:path draw:style-name="gr7" draw:text-style-name="P6" draw:layer="layout" svg:width="0.114cm" svg:height="0.489cm" svg:x="12.14cm" svg:y="4.072cm" svg:viewBox="0 0 115 490" svg:d="M115 244c0-37-6-96-32-152-30-60-73-92-77-92-3 0-6 3-6 6 0 1 0 1 10 11 47 47 75 125 75 227 0 84-18 171-78 232-7 7-7 7-7 9s3 5 6 5c4 0 49-33 78-96 25-53 31-108 31-150z">
                <text:p/>
              </draw:path>
            </draw:g>
          </draw:g>
          <draw:g>
            <svg:title>TexMaths</svg:title>
            <svg:desc>14§latex§$U_{a}(t)$§svg§600§FALSE§</svg:desc>
            <draw:g>
              <draw:path draw:style-name="gr6" draw:text-style-name="P5" draw:layer="layout" svg:width="1.032cm" svg:height="0.439cm" svg:x="20.022cm" svg:y="1.899cm" svg:viewBox="0 0 1033 440" svg:d="M516 440c-172 0-344 0-516 0 0-147 0-293 0-440 344 0 689 0 1033 0 0 147 0 293 0 440-172 0-345 0-517 0z">
                <text:p/>
              </draw:path>
              <draw:path draw:style-name="gr7" draw:text-style-name="P6" draw:layer="layout" svg:width="0.339cm" svg:height="0.344cm" svg:x="20.03cm" svg:y="1.907cm" svg:viewBox="0 0 340 345" svg:d="M278 52c6-21 14-35 53-37 3 0 9-1 9-9 0-2 0-6-6-6-17 0-33 1-50 1s-35-1-52-1c-3 0-8 0-8 10 0 5 4 5 8 5 28 0 34 10 34 21 0 2-2 9-2 10-15 59-30 117-45 176-16 64-72 108-121 108-34 0-60-21-60-65 2-12 0-16 5-37 16-64 32-127 48-190 4-18 5-23 42-23 12 0 17 0 17-9 0-6-6-6-7-6-14 0-51 1-63 1-16 0-49-1-65-1-2 0-8 0-8 10 0 5 4 5 13 5 1 0 11 0 19 0 9 2 13 2 13 9 0 3-6 23-9 35-3 14-6 29-9 43-6 18-28 112-31 120-3 14-3 21-3 29 0 59 45 94 96 94 62 0 122-56 139-120 14-58 29-116 43-173z">
                <text:p/>
              </draw:path>
              <draw:path draw:style-name="gr7" draw:text-style-name="P6" draw:layer="layout" svg:width="0.174cm" svg:height="0.153cm" svg:x="20.353cm" svg:y="2.164cm" svg:viewBox="0 0 175 154" svg:d="M124 20c-7-12-19-20-36-20-43 0-88 47-88 96 0 34 22 58 52 58 18 0 35-10 49-24 7 21 26 24 35 24 12 0 21-7 28-19s11-32 11-33c0-6-4-6-6-6-4 0-4 2-7 12-4 16-11 36-25 36-8 0-11-7-11-17 0-6 3-18 5-26 2-10 6-24 7-31 3-9 5-18 7-27 2-8 6-25 6-26 0-7-6-11-11-11-6 0-14 4-16 14zM102 108c-3 9-10 16-18 23-3 2-17 13-31 13-12 0-25-9-25-32 0-18 10-56 18-70 15-28 34-34 42-34 25 0 31 27 31 31 0 1 0 3 0 4-6 22-11 43-17 65z">
                <text:p/>
              </draw:path>
              <draw:path draw:style-name="gr7" draw:text-style-name="P6" draw:layer="layout" svg:width="0.112cm" svg:height="0.489cm" svg:x="20.619cm" svg:y="1.874cm" svg:viewBox="0 0 113 490" svg:d="M113 485c0-2 0-2-8-10-62-63-77-155-77-231 0-85 18-170 80-230 5-7 5-7 5-8 0-5-1-6-4-6-6 0-49 34-78 96-25 53-31 108-31 148 0 39 6 98 32 154 29 60 71 92 77 92 3 0 4-1 4-5z">
                <text:p/>
              </draw:path>
              <draw:path draw:style-name="gr7" draw:text-style-name="P6" draw:layer="layout" svg:width="0.149cm" svg:height="0.31cm" svg:x="20.773cm" svg:y="1.935cm" svg:viewBox="0 0 150 311" svg:d="M89 110c16 0 31 0 47 0 9 0 14 0 14-9 0-6-5-6-13-6-14 0-29 0-43 0 16-70 19-80 19-82 0-9-5-13-14-13-1 0-15 0-19 17-7 26-13 52-20 78-15 0-31 0-46 0-10 0-14 0-14 10 0 5 3 5 13 5 14 0 28 0 43 0-35 139-36 147-36 157 0 26 18 44 44 44 51 0 79-71 79-75s-5-4-6-4c-6 0-6 1-8 5-21 52-47 63-63 63-11 0-16-5-16-22 0-11 0-15 3-24 12-48 24-96 36-144z">
                <text:p/>
              </draw:path>
              <draw:path draw:style-name="gr7" draw:text-style-name="P6" draw:layer="layout" svg:width="0.114cm" svg:height="0.489cm" svg:x="20.965cm" svg:y="1.874cm" svg:viewBox="0 0 115 490" svg:d="M115 244c0-37-6-96-33-152-29-60-72-92-76-92-3 0-6 3-6 6 0 1 0 1 10 11 47 47 75 125 75 227 0 84-18 171-78 232-7 7-7 7-7 9s3 5 6 5c4 0 49-33 78-96 25-53 31-108 31-150z">
                <text:p/>
              </draw:path>
            </draw:g>
          </draw:g>
          <draw:frame draw:style-name="gr8" draw:text-style-name="P7" draw:layer="layout" svg:width="0.75cm" svg:height="0.75cm" svg:x="15.3cm" svg:y="2.75cm">
            <draw:text-box>
              <text:p><text:span text:style-name="T2">I</text:span></text:p>
            </draw:text-box>
          </draw:frame>
          <draw:frame draw:style-name="gr8" draw:text-style-name="P7" draw:layer="layout" svg:width="1.35cm" svg:height="0.75cm" svg:x="16.8cm" svg:y="2.75cm">
            <draw:text-box>
              <text:p><text:span text:style-name="T2">II-IV </text:span></text:p>
            </draw:text-box>
          </draw:frame>
          <draw:custom-shape draw:style-name="gr4" draw:text-style-name="P3" draw:layer="layout" svg:width="0.3cm" svg:height="0.3cm" draw:transform="rotate (-1.5707963267949) translate (12.789cm 3.6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cm" svg:height="0.3cm" draw:transform="rotate (-1.5707963267949) translate (12.789cm 4.5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7" draw:layer="layout" svg:width="2.25cm" svg:height="0.725cm" svg:x="3.2cm" svg:y="0.7cm">
          <draw:text-box>
            <text:p><text:span text:style-name="T2">Si-Diode</text:span></text:p>
          </draw:text-box>
        </draw:frame>
        <draw:frame draw:style-name="gr10" draw:text-style-name="P7" draw:layer="layout" svg:width="2.45cm" svg:height="1.199cm" svg:x="2.6cm" svg:y="3.601cm">
          <draw:text-box>
            <text:p><text:span text:style-name="T2">Wechsel-spannung</text:span></text:p>
          </draw:text-box>
        </draw:frame>
        <draw:frame draw:style-name="gr9" draw:text-style-name="P7" draw:layer="layout" svg:width="2.85cm" svg:height="0.725cm" draw:transform="rotate (1.5707963267949) translate (9.163cm 5.589cm)">
          <draw:text-box>
            <text:p><text:span text:style-name="T2">Oszilloskop</text:span></text:p>
          </draw:text-box>
        </draw:frame>
        <draw:frame draw:style-name="gr9" draw:text-style-name="P7" draw:layer="layout" svg:width="2.85cm" svg:height="0.725cm" draw:transform="rotate (1.5707963267949) translate (19.464cm 5.589cm)">
          <draw:text-box>
            <text:p><text:span text:style-name="T2">Oszilloskop</text:span></text:p>
          </draw:text-box>
        </draw:frame>
        <draw:frame draw:style-name="gr10" draw:text-style-name="P7" draw:layer="layout" svg:width="2.95cm" svg:height="1.199cm" svg:x="13.4cm" svg:y="3.901cm">
          <draw:text-box>
            <text:p><text:span text:style-name="T2">Glättungs-kondensator</text:span></text:p>
          </draw:text-box>
        </draw:frame>
        <draw:path draw:style-name="gr11" draw:text-style-name="P1" draw:layer="layout" svg:width="1.915cm" svg:height="0.684cm" draw:transform="rotate (-0.245044226980004) translate (14.4573784588651cm 2.47055010097062cm)" svg:viewBox="0 0 1916 685" svg:d="M0 237c1698-425 1734-280 1916 448">
          <text:p/>
        </draw:path>
        <draw:path draw:style-name="gr11" draw:text-style-name="P1" draw:layer="layout" svg:width="1.23cm" svg:height="0.848cm" draw:transform="rotate (1.39626340159546) translate (16.6498084144225cm 3.5149759836054cm)" svg:viewBox="0 0 1231 849" svg:d="M0 69c1058-205 1101 42 1231 780">
          <text:p/>
        </draw:path>
        <draw:g>
          <draw:path draw:style-name="gr1" draw:text-style-name="P1" draw:layer="layout" svg:width="3.007cm" svg:height="3.864cm" draw:transform="rotate (0.950506310636112) translate (2.33cm 11.591cm)" svg:viewBox="0 0 3008 3865" svg:d="M0 0c2993 320 3371 1279 2761 3865">
            <text:p/>
          </draw:path>
          <draw:line draw:style-name="gr12" draw:text-style-name="P1" draw:layer="layout" svg:x1="1.63cm" svg:y1="11.56cm" svg:x2="17.48cm" svg:y2="11.56cm">
            <text:p/>
          </draw:line>
          <draw:path draw:style-name="gr13" draw:text-style-name="P1" draw:layer="layout" svg:width="2.947cm" svg:height="3.864cm" draw:transform="rotate (2.19108634295368) translate (8.76379595384812cm 13.9501087441163cm)" svg:viewBox="0 0 2948 3865" svg:d="M2948 0c-2885 458-3263 1417-2761 3865">
            <text:p/>
          </draw:path>
          <draw:line draw:style-name="gr12" draw:text-style-name="P1" draw:layer="layout" svg:x1="2.348cm" svg:y1="13.49cm" svg:x2="2.33cm" svg:y2="9.241cm">
            <text:p/>
          </draw:line>
          <draw:line draw:style-name="gr14" draw:text-style-name="P1" draw:layer="layout" svg:x1="4.741cm" svg:y1="13.499cm" svg:x2="4.723cm" svg:y2="9.249cm">
            <text:p/>
          </draw:line>
          <draw:line draw:style-name="gr14" draw:text-style-name="P1" draw:layer="layout" svg:x1="7.041cm" svg:y1="13.499cm" svg:x2="7.023cm" svg:y2="9.249cm">
            <text:p/>
          </draw:line>
          <draw:line draw:style-name="gr14" draw:text-style-name="P1" draw:layer="layout" svg:x1="9.441cm" svg:y1="13.499cm" svg:x2="9.423cm" svg:y2="9.249cm">
            <text:p/>
          </draw:line>
          <draw:line draw:style-name="gr14" draw:text-style-name="P1" draw:layer="layout" svg:x1="11.841cm" svg:y1="13.499cm" svg:x2="11.823cm" svg:y2="9.249cm">
            <text:p/>
          </draw:line>
          <draw:path draw:style-name="gr1" draw:text-style-name="P1" draw:layer="layout" svg:width="3.007cm" svg:height="3.864cm" draw:transform="rotate (0.950506310636112) translate (11.75cm 11.592cm)" svg:viewBox="0 0 3008 3865" svg:d="M0 0c2993 320 3371 1279 2761 3865">
            <text:p/>
          </draw:path>
          <draw:line draw:style-name="gr1" draw:text-style-name="P1" draw:layer="layout" svg:x1="7.02cm" svg:y1="11.56cm" svg:x2="11.77cm" svg:y2="11.56cm">
            <text:p/>
          </draw:line>
          <draw:frame draw:style-name="gr8" draw:text-style-name="P7" draw:layer="layout" svg:width="0.75cm" svg:height="0.75cm" svg:x="3.2cm" svg:y="9.15cm">
            <draw:text-box>
              <text:p><text:span text:style-name="T2">I</text:span></text:p>
            </draw:text-box>
          </draw:frame>
          <draw:frame draw:style-name="gr8" draw:text-style-name="P7" draw:layer="layout" svg:width="0.75cm" svg:height="0.75cm" svg:x="5.5cm" svg:y="9.15cm">
            <draw:text-box>
              <text:p><text:span text:style-name="T2">II</text:span></text:p>
            </draw:text-box>
          </draw:frame>
          <draw:frame draw:style-name="gr9" draw:text-style-name="P7" draw:layer="layout" svg:width="1.1cm" svg:height="0.725cm" svg:x="7.8cm" svg:y="9.15cm">
            <draw:text-box>
              <text:p><text:span text:style-name="T2">III</text:span></text:p>
            </draw:text-box>
          </draw:frame>
          <draw:frame draw:style-name="gr9" draw:text-style-name="P7" draw:layer="layout" svg:width="1.1cm" svg:height="0.725cm" svg:x="10.2cm" svg:y="9.151cm">
            <draw:text-box>
              <text:p><text:span text:style-name="T2">IV</text:span></text:p>
            </draw:text-box>
          </draw:frame>
        </draw:g>
        <draw:g>
          <svg:title>TexMaths</svg:title>
          <svg:desc>14§latex§$U_{a}(t)$§svg§600§FALSE§</svg:desc>
          <draw:g>
            <draw:path draw:style-name="gr6" draw:text-style-name="P5" draw:layer="layout" svg:width="1.032cm" svg:height="0.439cm" svg:x="1.022cm" svg:y="9.598cm" svg:viewBox="0 0 1033 440" svg:d="M516 440c-172 0-344 0-516 0 0-147 0-293 0-440 344 0 689 0 1033 0 0 147 0 293 0 440-172 0-345 0-517 0z">
              <text:p/>
            </draw:path>
            <draw:path draw:style-name="gr7" draw:text-style-name="P6" draw:layer="layout" svg:width="0.339cm" svg:height="0.344cm" svg:x="1.03cm" svg:y="9.606cm" svg:viewBox="0 0 340 345" svg:d="M278 52c6-21 14-35 53-37 3 0 9-1 9-9 0-2 0-6-6-6-17 0-33 1-50 1s-35-1-52-1c-3 0-8 0-8 10 0 5 4 5 8 5 28 0 34 10 34 21 0 2-2 9-2 10-15 59-30 117-45 176-16 64-72 108-121 108-34 0-60-21-60-65 2-12 0-16 5-37 16-64 32-127 48-190 4-18 5-23 42-23 12 0 17 0 17-9 0-6-6-6-7-6-14 0-51 1-63 1-16 0-49-1-65-1-2 0-8 0-8 10 0 5 4 5 13 5 1 0 11 0 19 0 9 2 13 2 13 9 0 3-6 23-9 35-3 14-6 29-9 43-6 18-28 112-31 120-3 14-3 21-3 29 0 59 45 94 96 94 62 0 122-56 139-120 14-58 29-116 43-173z">
              <text:p/>
            </draw:path>
            <draw:path draw:style-name="gr7" draw:text-style-name="P6" draw:layer="layout" svg:width="0.174cm" svg:height="0.153cm" svg:x="1.353cm" svg:y="9.863cm" svg:viewBox="0 0 175 154" svg:d="M124 20c-7-12-19-20-36-20-43 0-88 47-88 96 0 34 22 58 52 58 18 0 35-10 49-24 7 21 26 24 35 24 12 0 21-7 28-19s11-32 11-33c0-6-4-6-6-6-4 0-4 2-7 12-4 16-11 36-25 36-8 0-11-7-11-17 0-6 3-18 5-26 2-10 6-24 7-31 3-9 5-18 7-27 2-8 6-25 6-26 0-7-6-11-11-11-6 0-14 4-16 14zM102 108c-3 9-10 16-18 23-3 2-17 13-31 13-12 0-25-9-25-32 0-18 10-56 18-70 15-28 34-34 42-34 25 0 31 27 31 31 0 1 0 3 0 4-6 22-11 43-17 65z">
              <text:p/>
            </draw:path>
            <draw:path draw:style-name="gr7" draw:text-style-name="P6" draw:layer="layout" svg:width="0.112cm" svg:height="0.489cm" svg:x="1.619cm" svg:y="9.573cm" svg:viewBox="0 0 113 490" svg:d="M113 485c0-2 0-2-8-10-62-63-77-155-77-231 0-85 18-170 80-230 5-7 5-7 5-8 0-5-1-6-4-6-6 0-49 34-78 96-25 53-31 108-31 148 0 39 6 98 32 154 29 60 71 92 77 92 3 0 4-1 4-5z">
              <text:p/>
            </draw:path>
            <draw:path draw:style-name="gr7" draw:text-style-name="P6" draw:layer="layout" svg:width="0.149cm" svg:height="0.31cm" svg:x="1.773cm" svg:y="9.634cm" svg:viewBox="0 0 150 311" svg:d="M89 110c16 0 31 0 47 0 9 0 14 0 14-9 0-6-5-6-13-6-14 0-29 0-43 0 16-70 19-80 19-82 0-9-5-13-14-13-1 0-15 0-19 17-7 26-13 52-20 78-15 0-31 0-46 0-10 0-14 0-14 10 0 5 3 5 13 5 14 0 28 0 43 0-35 139-36 147-36 157 0 26 18 44 44 44 51 0 79-71 79-75s-5-4-6-4c-6 0-6 1-8 5-21 52-47 63-63 63-11 0-16-5-16-22 0-11 0-15 3-24 12-48 24-96 36-144z">
              <text:p/>
            </draw:path>
            <draw:path draw:style-name="gr7" draw:text-style-name="P6" draw:layer="layout" svg:width="0.114cm" svg:height="0.489cm" svg:x="1.965cm" svg:y="9.573cm" svg:viewBox="0 0 115 490" svg:d="M115 244c0-37-6-96-33-152-29-60-72-92-76-92-3 0-6 3-6 6 0 1 0 1 10 11 47 47 75 125 75 227 0 84-18 171-78 232-7 7-7 7-7 9s3 5 6 5c4 0 49-33 78-96 25-53 31-108 31-150z">
              <text:p/>
            </draw:path>
          </draw:g>
        </draw:g>
        <draw:g>
          <svg:title>TexMaths</svg:title>
          <svg:desc>14§latex§$t$§svg§600§FALSE§</svg:desc>
          <draw:g>
            <draw:path draw:style-name="gr6" draw:text-style-name="P5" draw:layer="layout" svg:width="0.109cm" svg:height="0.26cm" svg:x="16.836cm" svg:y="11.799cm" svg:viewBox="0 0 110 261" svg:d="M54 261c-18 0-36 0-54 0 0-87 0-174 0-261 37 0 73 0 110 0 0 87 0 174 0 261-19 0-37 0-56 0z">
              <text:p/>
            </draw:path>
            <draw:path draw:style-name="gr7" draw:text-style-name="P6" draw:layer="layout" svg:width="0.147cm" svg:height="0.31cm" svg:x="16.822cm" svg:y="11.774cm" svg:viewBox="0 0 148 311" svg:d="M89 110c15 0 29 0 44 0 10 0 15 0 15-10 0-5-5-5-14-5-13 0-27 0-41 0 17-68 19-78 19-81 0-8-5-14-14-14-1 0-15 1-19 18-6 26-13 51-19 77-15 0-30 0-45 0-9 0-15 0-15 10 0 5 4 5 14 5 14 0 28 0 41 0-34 138-36 147-36 157 0 26 18 44 45 44 50 0 76-71 76-75s-3-4-6-4c-4 0-4 1-6 5-21 52-46 63-63 63-11 0-15-6-15-22 0-11 1-16 3-24 12-48 24-96 36-144z">
              <text:p/>
            </draw:path>
          </draw:g>
        </draw:g>
        <draw:line draw:style-name="gr15" draw:text-style-name="P1" draw:layer="layout" svg:x1="2.4cm" svg:y1="11.8cm" svg:x2="11.75cm" svg:y2="11.8cm">
          <text:p/>
        </draw:line>
        <draw:g>
          <svg:title>TexMaths</svg:title>
          <svg:desc>14§latex§$$T=\frac{1}{\nu}$$§svg§600§FALSE§</svg:desc>
          <draw:g>
            <draw:path draw:style-name="gr6" draw:text-style-name="P5" draw:layer="layout" svg:width="1.291cm" svg:height="0.944cm" svg:x="5.336cm" svg:y="12.001cm" svg:viewBox="0 0 1292 945" svg:d="M646 945c-215 0-431 0-646 0 0-315 0-630 0-945 431 0 862 0 1292 0 0 315 0 630 0 945-215 0-430 0-646 0z">
              <text:p/>
            </draw:path>
            <draw:path draw:style-name="gr7" draw:text-style-name="P6" draw:layer="layout" svg:width="0.332cm" svg:height="0.33cm" svg:x="5.323cm" svg:y="12.303cm" svg:viewBox="0 0 333 331" svg:d="M197 34c4-14 6-17 11-19 5 0 21 0 31 0 51 0 71 2 71 40 0 8-1 26-2 39-2 2-2 8-2 9 0 3 2 7 6 7 5 0 5-4 7-11 5-29 9-58 14-86 0-2 0-6 0-7 0-6-4-6-13-6-91 0-182 0-272 0-12 0-13 0-16 10-10 28-19 57-29 85-2 1-3 8-3 10 0 3 1 5 6 5 4 0 5-2 8-11 27-75 39-84 112-84 6 0 13 0 19 0 13 0 13 2 13 6 0 3-1 8-1 10-22 87-44 174-66 261-4 18-6 24-59 24-17 0-21 0-21 10 0 5 6 5 9 5 14 0 28-1 40-1 14 0 28 0 42 0s28 0 41 0c14 0 29 1 43 1 4 0 10 0 10-10 0-5-3-5-17-5-11 0-18 0-31 0-14-2-18-4-18-11 1-4 0-3 1-10 22-87 44-174 66-261z">
              <text:p/>
            </draw:path>
            <draw:path draw:style-name="gr7" draw:text-style-name="P6" draw:layer="layout" svg:width="0.326cm" svg:height="0.115cm" svg:x="5.829cm" svg:y="12.454cm" svg:viewBox="0 0 327 116" svg:d="M310 20c7 0 17 0 17-10s-10-10-17-10c-97 0-195 0-293 0-7 0-17 0-17 10s10 10 17 10c98 0 196 0 293 0zM310 116c7 0 17-1 17-11 0-11-10-10-17-10-97 0-195 0-293 0-7 0-17-1-17 10 0 10 10 11 17 11 98 0 196 0 293 0z">
              <text:p/>
            </draw:path>
            <draw:path draw:style-name="gr7" draw:text-style-name="P6" draw:layer="layout" svg:width="0.161cm" svg:height="0.326cm" svg:x="6.436cm" svg:y="11.976cm" svg:viewBox="0 0 162 327" svg:d="M101 13c0-12 0-13-11-13-30 32-73 32-90 32 0 5 0 10 0 16 10 0 39 0 64-14 0 84 0 169 0 254 0 18-1 24-44 24-6 0-11 0-16 0 0 5 0 10 0 15 17-1 59-1 79-1 19 0 62 0 79 1 0-5 0-10 0-15-5 0-10 0-15 0-45 0-46-6-46-24 0-92 0-184 0-275z">
              <text:p/>
            </draw:path>
            <draw:path draw:style-name="gr7" draw:text-style-name="P6" draw:layer="layout" svg:width="0.273cm" svg:height="0.019cm" svg:x="6.379cm" svg:y="12.501cm" svg:viewBox="0 0 274 20" svg:d="M137 20c-46 0-91 0-137 0 0-7 0-13 0-20 91 0 183 0 274 0 0 7 0 13 0 20-46 0-91 0-137 0z">
              <text:p/>
            </draw:path>
            <draw:path draw:style-name="gr7" draw:text-style-name="P6" draw:layer="layout" svg:width="0.23cm" svg:height="0.216cm" svg:x="6.405cm" svg:y="12.754cm" svg:viewBox="0 0 231 217" svg:d="M84 6c0-2 0-6-7-6-11 0-48 4-60 4-3 2-9 2-9 10 0 6 5 6 12 6 23 0 25 4 25 8s-7 27-10 40c-10 41-20 81-29 121-3 7-6 21-6 22 0 4 4 6 7 6 2 0 5 0 7 0 35-6 88-26 138-73 66-60 79-127 79-131 0-9-6-13-14-13-4 0-16 1-20 15-31 112-106 167-162 185 16-65 33-130 49-194z">
              <text:p/>
            </draw:path>
          </draw:g>
        </draw:g>
        <draw:frame draw:style-name="gr16" draw:text-style-name="P9" draw:layer="layout" svg:width="1.25cm" svg:height="0.725cm" svg:x="1.85cm" svg:y="7.35cm">
          <draw:text-box>
            <text:p text:style-name="P8"><text:span text:style-name="T3">(</text:span><text:span text:style-name="T3">a</text:span><text:span text:style-name="T3">)</text:span></text:p>
          </draw:text-box>
        </draw:frame>
        <draw:frame draw:style-name="gr16" draw:text-style-name="P9" draw:layer="layout" svg:width="1.25cm" svg:height="0.725cm" svg:x="12.15cm" svg:y="7.351cm">
          <draw:text-box>
            <text:p text:style-name="P8"><text:span text:style-name="T3">(b)</text:span></text:p>
          </draw:text-box>
        </draw:frame>
        <draw:frame draw:style-name="gr16" draw:text-style-name="P9" draw:layer="layout" svg:width="1.25cm" svg:height="0.725cm" svg:x="1.85cm" svg:y="13.751cm">
          <draw:text-box>
            <text:p text:style-name="P8"><text:span text:style-name="T3">(c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16T15:53:05.826216278</dc:date>
    <meta:editing-duration>PT6H45M18S</meta:editing-duration>
    <meta:editing-cycles>39</meta:editing-cycles>
    <meta:generator>LibreOffice/7.3.7.2$Linux_X86_64 LibreOffice_project/30$Build-2</meta:generator>
    <meta:document-statistic meta:object-count="133"/>
  </office:meta>
</office:document-meta>
</file>